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20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27.363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863cm" svg:height="1.9cm" draw:transform="rotate (-1.5690509975429) translate (1.9cm 1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863cm" svg:height="1.9cm" draw:transform="rotate (-1.5690509975429) translate (21cm 1.9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4:07:59.803882873</meta:creation-date>
    <dc:date>2020-11-05T11:24:46.420719133</dc:date>
    <meta:editing-duration>PT42M14S</meta:editing-duration>
    <meta:editing-cycles>3</meta:editing-cycles>
    <meta:generator>LibreOffice/6.0.7.3$Linux_X86_64 LibreOffice_project/00m0$Build-3</meta:generator>
    <meta:document-statistic meta:object-count="3"/>
  </office:meta>
</office:document-meta>
</file>